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Deuda externa millones $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179047" calcext:value-type="float">
            <text:p>179047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157125" calcext:value-type="float">
            <text:p>15712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29033" calcext:value-type="float">
            <text:p>12903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28817" calcext:value-type="float">
            <text:p>128817</text:p>
          </table:table-cell>
        </table:table-row>
        <table:table-row table:style-name="ro1">
          <table:table-cell office:value-type="string" calcext:value-type="string">
            <text:p>Rusia</text:p>
          </table:table-cell>
          <table:table-cell office:value-type="float" office:value="124785" calcext:value-type="float">
            <text:p>12478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93841" calcext:value-type="float">
            <text:p>93841</text:p>
          </table:table-cell>
        </table:table-row>
        <table:table-row table:style-name="ro1">
          <table:table-cell office:value-type="string" calcext:value-type="string">
            <text:p>Tailandia</text:p>
          </table:table-cell>
          <table:table-cell office:value-type="float" office:value="90824" calcext:value-type="float">
            <text:p>9082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89827" calcext:value-type="float">
            <text:p>89827</text:p>
          </table:table-cell>
        </table:table-row>
        <table:table-row table:style-name="ro1">
          <table:table-cell office:value-type="string" calcext:value-type="string">
            <text:p>Turquía</text:p>
          </table:table-cell>
          <table:table-cell office:value-type="float" office:value="79789" calcext:value-type="float">
            <text:p>79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12:58.437000000</dc:date>
    <meta:editing-duration>PT16M9S</meta:editing-duration>
    <meta:editing-cycles>17</meta:editing-cycles>
    <meta:generator>LibreOffice/7.2.1.2$Windows_X86_64 LibreOffice_project/87b77fad49947c1441b67c559c339af8f3517e22</meta:generator>
    <meta:document-statistic meta:table-count="1" meta:cell-count="20" meta:object-count="0"/>
  </office:meta>
</office:document-meta>
</file>